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3" style:family="table-cell" style:parent-style-name="Default">
      <style:table-cell-properties fo:border="0.74pt solid #000000"/>
      <style:text-properties style:font-name="Ari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11" style:family="table-cell" style:parent-style-name="Default">
      <style:table-cell-properties fo:border-bottom="1.25pt solid #000000" fo:border-left="none" fo:border-right="none" fo:border-top="1.25pt solid #000000"/>
    </style:style>
    <style:style style:name="ce12" style:family="table-cell" style:parent-style-name="Default">
      <style:table-cell-properties fo:border-bottom="0.99pt ridge #000000" fo:border-left="none" fo:border-right="none" fo:border-top="0.99pt ridge #000000"/>
    </style:style>
    <style:style style:name="ce13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-1553.11" calcext:value-type="float">
            <text:p>-1553,11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3:.C12])" office:value-type="float" office:value="176.36" calcext:value-type="float">
            <text:p>17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3:.F12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14]-[.F14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12"/>
          <table:table-cell table:style-name="ce12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176.36" calcext:value-type="float">
            <text:p>176,36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293" calcext:value-type="float">
            <text:p>293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mai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2" table:number-rows-spanned="1">
            <text:p>Mãe</text:p>
          </table:table-cell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231.2" calcext:value-type="float">
            <text:p>231,2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22:.C32])" office:value-type="float" office:value="2226.36" calcext:value-type="float">
            <text:p>222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22:.F32])" office:value-type="float" office:value="1973.76" calcext:value-type="float">
            <text:p>1973,7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34]-[.F34])" office:value-type="float" office:value="252.6" calcext:value-type="float">
            <text:p>252,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10"/>
          <table:table-cell table:style-name="ce13" office:value-type="string" calcext:value-type="string" table:number-columns-spanned="3" table:number-rows-spanned="1">
            <text:p>Contas a pagar</text:p>
          </table:table-cell>
          <table:covered-table-cell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TR</text:p>
          </table:table-cell>
          <table:covered-table-cell/>
          <table:table-cell office:value-type="float" office:value="400" calcext:value-type="float">
            <text:p>400</text:p>
          </table:table-cell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style-name="ce9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2:.C52])" office:value-type="float" office:value="2000" calcext:value-type="float">
            <text:p>2000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2:.F52])" office:value-type="float" office:value="1538.33" calcext:value-type="float">
            <text:p>1538,33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11"/>
          <table:table-cell table:style-name="ce5" table:formula="of:=([.C53]-[.F53])" office:value-type="float" office:value="461.67" calcext:value-type="float">
            <text:p>461,67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09:41:29.6822983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04T09:52:54.951973367</dc:date>
    <meta:editing-duration>PT29M10S</meta:editing-duration>
    <meta:editing-cycles>5</meta:editing-cycles>
    <meta:generator>LibreOffice/5.2.7.2$Linux_X86_64 LibreOffice_project/20$Build-2</meta:generator>
    <meta:document-statistic meta:table-count="1" meta:cell-count="111" meta:object-count="0"/>
  </office:meta>
</office:document-meta>
</file>